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fill-color="#6666f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cm"/>
    </style:style>
    <style:style style:name="gr15" style:family="graphic" style:parent-style-name="standard">
      <style:graphic-properties draw:marker-start="Arrow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cm"/>
    </style:style>
    <style:style style:name="gr17" style:family="graphic" style:parent-style-name="standard">
      <style:graphic-properties draw:stroke="none" svg:stroke-color="#000000" draw:fill="none" draw:fill-color="#ffffff" fo:min-height="3.2cm"/>
    </style:style>
    <style:style style:name="gr18" style:family="graphic" style:parent-style-name="standard">
      <style:graphic-properties draw:stroke="none" svg:stroke-color="#000000" draw:fill="none" draw:fill-color="#ffffff" fo:min-height="0.683cm"/>
    </style:style>
    <style:style style:name="gr19" style:family="graphic" style:parent-style-name="standard">
      <style:graphic-properties draw:stroke="none" svg:stroke-color="#000000" draw:fill="none" draw:fill-color="#ffffff" fo:min-height="0.6cm"/>
    </style:style>
    <style:style style:name="gr20" style:family="graphic" style:parent-style-name="standard">
      <style:graphic-properties draw:stroke="none" svg:stroke-color="#000000" draw:fill="none" draw:fill-color="#ffffff" fo:min-height="0.15cm"/>
    </style:style>
    <style:style style:name="gr21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6.8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2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00cc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ff00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-color="#9900ff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1.1cm"/>
    </style:style>
    <style:style style:name="gr32" style:family="graphic" style:parent-style-name="standard">
      <style:graphic-properties draw:stroke="none" svg:stroke-color="#000000" draw:fill="none" draw:fill-color="#ffffff" fo:min-height="6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3333" fo:font-size="8pt" style:font-size-asian="8pt" style:font-size-complex="8pt"/>
    </style:style>
    <style:style style:name="T9" style:family="text">
      <style:text-properties fo:color="#00ccff" fo:font-size="8pt" style:font-size-asian="8pt" style:font-size-complex="8pt"/>
    </style:style>
    <style:style style:name="T10" style:family="text">
      <style:text-properties style:use-window-font-color="true" fo:font-size="8pt" style:font-size-asian="8pt" style:font-size-complex="8pt"/>
    </style:style>
    <style:style style:name="T11" style:family="text">
      <style:text-properties fo:color="#ff00cc" fo:font-size="8pt" style:font-size-asian="8pt" style:font-size-complex="8pt"/>
    </style:style>
    <style:style style:name="T12" style:family="text">
      <style:text-properties fo:color="#9900ff" fo:font-size="8pt" style:font-size-asian="8pt" style:font-size-complex="8pt"/>
    </style:style>
    <style:style style:name="T13" style:family="text">
      <style:text-properties fo:color="#ff3333" fo:font-size="10pt" style:font-size-asian="10pt" style:font-size-complex="10pt"/>
    </style:style>
    <style:style style:name="T14" style:family="text">
      <style:text-properties fo:color="#6666ff" fo:font-size="10pt" style:font-size-asian="10pt" style:font-size-complex="10pt"/>
    </style:style>
    <style:style style:name="T15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cm" svg:height="2cm" svg:x="4.9cm" svg:y="3.2cm">
          <text:p text:style-name="P1"><text:span text:style-name="T1">Run JLink Script:</text:span></text:p>
          <text:p text:style-name="P1"><text:span text:style-name="T1">Download Test Firmware to K22</text:span></text:p>
          <text:p text:style-name="P1"><text:span text:style-name="T1">And Reset K22 Which Enable K22 Run This Test Firmware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1cm" svg:x="6.7cm" svg:y="6cm">
          <text:p text:style-name="P2"><text:span text:style-name="T1">K22 Verify QCA4002</text:span></text:p>
          <text:p text:style-name="P2"><text:span text:style-name="T1">at SPI BU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cm" svg:height="1.1cm" svg:x="7.9cm" svg:y="1.3cm">
          <text:p text:style-name="P1"><text:span text:style-name="T2">Download QCA4002</text:span></text:p>
          <text:p text:style-name="P1"><text:span text:style-name="T2">Firm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5cm" svg:x="7.4cm" svg:y="11.3cm">
          <text:p text:style-name="P2"><text:span text:style-name="T1">K22 Verify DAC/ADC pins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0.8cm" svg:x="6.7cm" svg:y="12.5cm">
          <text:p text:style-name="P2"><text:span text:style-name="T1">K22 Verify GPIO pins </text:span></text:p>
          <text:p text:style-name="P2"><text:span text:style-name="T1">With LITEON External MCU Boar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2.4cm" svg:x2="10cm" svg:y2="3.3cm">
          <text:p/>
        </draw:line>
        <draw:line draw:style-name="gr2" draw:text-style-name="P1" draw:layer="layout" svg:x1="10cm" svg:y1="5.2cm" svg:x2="10cm" svg:y2="6cm">
          <text:p/>
        </draw:line>
        <draw:line draw:style-name="gr2" draw:text-style-name="P1" draw:layer="layout" svg:x1="10cm" svg:y1="7cm" svg:x2="10cm" svg:y2="8.1cm">
          <text:p/>
        </draw:line>
        <draw:line draw:style-name="gr2" draw:text-style-name="P1" draw:layer="layout" svg:x1="10cm" svg:y1="10.6cm" svg:x2="10cm" svg:y2="11.4cm">
          <text:p/>
        </draw:line>
        <draw:line draw:style-name="gr2" draw:text-style-name="P1" draw:layer="layout" svg:x1="10cm" svg:y1="13.3cm" svg:x2="10cm" svg:y2="14cm">
          <text:p/>
        </draw:line>
        <draw:frame draw:style-name="gr3" draw:text-style-name="P4" draw:layer="layout" svg:width="2.9cm" svg:height="0.8cm" svg:x="10.1cm" svg:y="2.4cm">
          <draw:text-box>
            <text:p text:style-name="P4"><text:span text:style-name="T1">Success</text:span></text:p>
          </draw:text-box>
        </draw:frame>
        <draw:frame draw:style-name="gr3" draw:text-style-name="P4" draw:layer="layout" svg:width="2.9cm" svg:height="0.8cm" svg:x="10cm" svg:y="5.2cm">
          <draw:text-box>
            <text:p text:style-name="P4"><text:span text:style-name="T1">Success</text:span></text:p>
          </draw:text-box>
        </draw:frame>
        <draw:frame draw:style-name="gr3" draw:text-style-name="P4" draw:layer="layout" svg:width="2.9cm" svg:height="0.8cm" svg:x="10.1cm" svg:y="7.3cm">
          <draw:text-box>
            <text:p text:style-name="P4"><text:span text:style-name="T1">Success</text:span></text:p>
          </draw:text-box>
        </draw:frame>
        <draw:frame draw:style-name="gr3" draw:text-style-name="P4" draw:layer="layout" svg:width="2.9cm" svg:height="0.8cm" svg:x="10.2cm" svg:y="11.8cm">
          <draw:text-box>
            <text:p text:style-name="P4"><text:span text:style-name="T1">Success</text:span></text:p>
          </draw:text-box>
        </draw:frame>
        <draw:frame draw:style-name="gr3" draw:text-style-name="P4" draw:layer="layout" svg:width="2.9cm" svg:height="0.8cm" svg:x="10.2cm" svg:y="13.2cm">
          <draw:text-box>
            <text:p text:style-name="P4"><text:span text:style-name="T1">Success</text:span></text:p>
          </draw:text-box>
        </draw:frame>
        <draw:custom-shape draw:style-name="gr4" draw:text-style-name="P3" draw:layer="layout" svg:width="6.9cm" svg:height="1.4cm" svg:x="6.8cm" svg:y="14cm">
          <text:p text:style-name="P1"><text:span text:style-name="T2"/></text:p>
          <text:p text:style-name="P1"><text:span text:style-name="T2">Print Successful Info at UART0 ?</text:span></text:p>
          <text:p text:style-name="P1"><text:span text:style-name="T2">LITEON handle this ?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cm" svg:y1="6.5cm" svg:x2="3.9cm" svg:y2="6.5cm">
          <text:p/>
        </draw:line>
        <draw:line draw:style-name="gr2" draw:text-style-name="P1" draw:layer="layout" svg:x1="12.6cm" svg:y1="10.3cm" svg:x2="16.5cm" svg:y2="10.3cm">
          <text:p/>
        </draw:line>
        <draw:line draw:style-name="gr2" draw:text-style-name="P1" draw:layer="layout" svg:x1="13.9cm" svg:y1="13cm" svg:x2="16.6cm" svg:y2="13cm">
          <text:p/>
        </draw:line>
        <draw:frame draw:style-name="gr6" draw:text-style-name="P4" draw:layer="layout" svg:width="2cm" svg:height="0.7cm" svg:x="4.4cm" svg:y="5.7cm">
          <draw:text-box>
            <text:p text:style-name="P4"><text:span text:style-name="T1">Failed</text:span></text:p>
          </draw:text-box>
        </draw:frame>
        <draw:frame draw:style-name="gr6" draw:text-style-name="P4" draw:layer="layout" svg:width="2cm" svg:height="0.7cm" svg:x="14.4cm" svg:y="10.1cm">
          <draw:text-box>
            <text:p text:style-name="P4"><text:span text:style-name="T1">Failed</text:span></text:p>
          </draw:text-box>
        </draw:frame>
        <draw:frame draw:style-name="gr7" draw:text-style-name="P4" draw:layer="layout" svg:width="2.1cm" svg:height="0.725cm" svg:x="14.4cm" svg:y="12.8cm">
          <draw:text-box>
            <text:p text:style-name="P4"><text:span text:style-name="T1">Failed</text:span></text:p>
          </draw:text-box>
        </draw:frame>
        <draw:custom-shape draw:style-name="gr8" draw:text-style-name="P2" draw:layer="layout" svg:width="2.8cm" svg:height="3.3cm" svg:x="1.1cm" svg:y="4.8cm">
          <text:p text:style-name="P2"><text:span text:style-name="T1">Print </text:span></text:p>
          <text:p text:style-name="P2"><text:span text:style-name="T1">“</text:span><text:span text:style-name="T1">QCA4002:E”</text:span></text:p>
          <text:p text:style-name="P2"><text:span text:style-name="T1">At UART0</text:span></text:p>
          <text:p text:style-name="P2"><text:span text:style-name="T1">And Block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4cm" svg:height="2.8cm" svg:x="2.2cm" svg:y="10.4cm">
          <text:p text:style-name="P1"><text:span text:style-name="T3">Print <text:s/></text:span></text:p>
          <text:p text:style-name="P1"><text:span text:style-name="T4">“</text:span><text:span text:style-name="T4">dac adc loopback test:E”</text:span></text:p>
          <text:p text:style-name="P1"><text:span text:style-name="T3">At UART0</text:span></text:p>
          <text:p text:style-name="P1"><text:span text:style-name="T3">And Block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8cm" svg:height="1.5cm" svg:x="16.4cm" svg:y="12.4cm">
          <text:p text:style-name="P1"><text:span text:style-name="T1">LITEON </text:span></text:p>
          <text:p text:style-name="P1"><text:span text:style-name="T1">Handle</text:span></text:p>
          <text:p text:style-name="P1"><text:span text:style-name="T1">This.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1.3cm" svg:x="16.2cm" svg:y="4.8cm">
          <text:p text:style-name="P1"><text:span text:style-name="T2"><text:s/></text:span><text:span text:style-name="T1">UART0</text:span></text:p>
          <text:p text:style-name="P1"><text:span text:style-name="T1">Show</text:span></text:p>
          <text:p text:style-name="P1"><text:span text:style-name="T1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cm" svg:y1="5.5cm" svg:x2="16.2cm" svg:y2="5.5cm">
          <text:p/>
        </draw:line>
        <draw:custom-shape draw:style-name="gr1" draw:text-style-name="P1" xml:id="id1" draw:id="id1" draw:layer="layout" svg:width="1.7cm" svg:height="1.6cm" svg:x="5.8cm" svg:y="18.35cm">
          <text:p text:style-name="P1">PC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cm" svg:height="0.645cm" svg:x="7.6cm" svg:y="18.25cm">
          <draw:text-box>
            <text:p><text:span text:style-name="T1">JLink to K22</text:span></text:p>
          </draw:text-box>
        </draw:frame>
        <draw:custom-shape draw:style-name="gr10" draw:text-style-name="P1" draw:layer="layout" svg:width="3.6cm" svg:height="1.8cm" svg:x="10.6cm" svg:y="18.1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7cm" svg:height="1cm" svg:x="11.1cm" svg:y="18.05cm">
          <draw:text-box>
            <text:p>Fixture</text:p>
          </draw:text-box>
        </draw:frame>
        <draw:custom-shape draw:style-name="gr12" draw:text-style-name="P3" draw:layer="layout" svg:width="2.9cm" svg:height="0.5cm" svg:x="11.3cm" svg:y="18.85cm">
          <text:p text:style-name="P1"><text:span text:style-name="T2">WIFI 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7.5cm" svg:y1="18.95cm" svg:x2="11.2cm" svg:y2="18.95cm">
          <text:p/>
        </draw:line>
        <draw:custom-shape draw:style-name="gr1" draw:text-style-name="P3" xml:id="id2" draw:id="id2" draw:layer="layout" svg:width="4.7cm" svg:height="1cm" svg:x="10.3cm" svg:y="19.75cm">
          <text:p text:style-name="P1"><text:span text:style-name="T2">LITEON GPIO Detection</text:span></text:p>
          <text:p text:style-name="P1"><text:span text:style-name="T2">MCU Board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5cm" svg:y1="19.45cm" svg:x2="11.2cm" svg:y2="19.45cm">
          <text:p/>
        </draw:line>
        <draw:frame draw:style-name="gr14" draw:text-style-name="P4" draw:layer="layout" svg:width="2.8cm" svg:height="0.65cm" svg:x="7.7cm" svg:y="18.95cm">
          <draw:text-box>
            <text:p><text:span text:style-name="T1">K22 UART0</text:span></text:p>
          </draw:text-box>
        </draw:frame>
        <draw:connector draw:style-name="gr15" draw:text-style-name="P1" draw:layer="layout" svg:x1="6.65cm" svg:y1="19.95cm" svg:x2="12.65cm" svg:y2="20.75cm" draw:start-shape="id1" draw:start-glue-point="2" draw:end-shape="id2" svg:d="M6650 19950v1301h6000v-501" svg:viewBox="0 0 6001 1302">
          <text:p/>
        </draw:connector>
        <draw:frame draw:style-name="gr16" draw:text-style-name="P4" draw:layer="layout" svg:width="9.9cm" svg:height="0.95cm" svg:x="6.6cm" svg:y="20.95cm">
          <draw:text-box>
            <text:p><text:span text:style-name="T1">GPIO Detection <text:s/>MCU board UART</text:span></text:p>
          </draw:text-box>
        </draw:frame>
        <draw:frame draw:style-name="gr17" draw:text-style-name="P5" draw:layer="layout" svg:width="19cm" svg:height="4.991cm" svg:x="1.3cm" svg:y="21.9cm">
          <draw:text-box>
            <text:p><text:span text:style-name="T5">What LITEON need to do for fixture:</text:span></text:p>
            <text:p><text:span text:style-name="T6">Connect K22 UART0 to PC; Connect K22 SWD to JLink; Short <text:s/>K22 AD/DA Pin 16 17 18; </text:span></text:p>
            <text:p><text:span text:style-name="T6">Connect K22 USB Port to any USB device.</text:span></text:p>
            <text:p><text:span text:style-name="T5"/></text:p>
            <text:p><text:span text:style-name="T5">For every WIFI Module PIN which need be tested</text:span></text:p>
            <text:p><text:span text:style-name="T2">PC send command through K22 UART0 to K22:</text:span></text:p>
            <text:p><text:span text:style-name="T5">Shell&gt; pinverify &lt;pinnumber&gt; <text:s/>&lt;0/1&gt; </text:span></text:p>
            <text:p><text:span text:style-name="T2">LITEON GPIO Detection MCU detect <text:s/>pinxx voltage and <text:s/>feedback to PC through <text:s/>LITEON GPIO Detection MCU UART port. </text:span></text:p>
            <text:p><text:span text:style-name="T2">If this pinxx voltage could match K22 setting, this pinxx is verified successfully.</text:span></text:p>
          </draw:text-box>
        </draw:frame>
        <draw:custom-shape draw:style-name="gr1" draw:text-style-name="P2" draw:layer="layout" svg:width="1.7cm" svg:height="0.7cm" svg:x="6.1cm" svg:y="11.4cm">
          <text:p text:style-name="P1"><text:span text:style-name="T1">Short Pin</text:span></text:p>
          <text:p text:style-name="P1"><text:span text:style-name="T1">16 17 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2.4cm" svg:height="1.433cm" svg:x="11.2cm" svg:y="16.867cm">
          <draw:text-box>
            <text:p><text:span text:style-name="T1">Short PIN 16 17 18</text:span></text:p>
            <text:p><text:span text:style-name="T1"/></text:p>
          </draw:text-box>
        </draw:frame>
        <draw:custom-shape draw:style-name="gr10" draw:text-style-name="P1" xml:id="id3" draw:id="id3" draw:layer="layout" svg:width="0.9cm" svg:height="0.4cm" svg:x="13.8cm" svg:y="18.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cm" svg:height="0.85cm" svg:x="14.2cm" svg:y="17.75cm">
          <draw:text-box>
            <text:p><text:span text:style-name="T1">K22 USB Port</text:span></text:p>
          </draw:text-box>
        </draw:frame>
        <draw:connector draw:style-name="gr2" draw:text-style-name="P1" draw:layer="layout" draw:type="curve" svg:x1="14.7cm" svg:y1="18.5cm" svg:x2="17.27cm" svg:y2="20.217cm" draw:start-shape="id3" draw:start-glue-point="1" svg:d="M14700 18500c2304 0 1019 1717 2570 1717" svg:viewBox="0 0 2571 1718">
          <text:p/>
        </draw:connector>
        <draw:custom-shape draw:style-name="gr1" draw:text-style-name="P6" draw:layer="layout" svg:width="2.9cm" svg:height="0.5cm" svg:x="17.2cm" svg:y="20cm">
          <text:p text:style-name="P1"><text:span text:style-name="T7">Any USB Devc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7cm" svg:x="7.5cm" svg:y="9.9cm">
          <text:p text:style-name="P2"><text:span text:style-name="T1">K22 Verify USB Por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1.8cm" svg:x2="10cm" svg:y2="12.5cm">
          <text:p/>
        </draw:line>
        <draw:frame draw:style-name="gr3" draw:text-style-name="P4" draw:layer="layout" svg:width="2.9cm" svg:height="0.8cm" svg:x="10.1cm" svg:y="10.6cm">
          <draw:text-box>
            <text:p text:style-name="P4"><text:span text:style-name="T1">Success</text:span></text:p>
          </draw:text-box>
        </draw:frame>
        <draw:line draw:style-name="gr2" draw:text-style-name="P1" draw:layer="layout" svg:x1="7.4cm" svg:y1="11.5cm" svg:x2="4.6cm" svg:y2="11.5cm">
          <text:p/>
        </draw:line>
        <draw:frame draw:style-name="gr20" draw:text-style-name="P4" draw:layer="layout" svg:width="2.1cm" svg:height="0.645cm" svg:x="4.8cm" svg:y="11.4cm">
          <draw:text-box>
            <text:p text:style-name="P4"><text:span text:style-name="T1">Failed</text:span></text:p>
          </draw:text-box>
        </draw:frame>
        <draw:custom-shape draw:style-name="gr8" draw:text-style-name="P2" draw:layer="layout" svg:width="2.1cm" svg:height="2.4cm" svg:x="16.4cm" svg:y="9.6cm">
          <text:p text:style-name="P2"><text:span text:style-name="T1">Print </text:span></text:p>
          <text:p text:style-name="P2"><text:span text:style-name="T1">“</text:span><text:span text:style-name="T1">USB:E”</text:span></text:p>
          <text:p text:style-name="P2"><text:span text:style-name="T1">At UART0</text:span></text:p>
          <text:p text:style-name="P2"><text:span text:style-name="T1">And Block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2.9cm" svg:height="0.8cm" svg:x="5.1cm" svg:y="9.5cm">
          <text:p text:style-name="P1"><text:span text:style-name="T4">Connect K22 USB DP DM</text:span></text:p>
          <text:p text:style-name="P1"><text:span text:style-name="T4"><text:s/></text:span><text:span text:style-name="T4">5V/Ground to a USB host port</text:span></text:p>
          <text:p text:style-name="P1"><text:span text:style-name="T4">and connect any USB device to this 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5.1cm" svg:height="1cm" svg:x="7.4cm" svg:y="8cm">
          <text:p text:style-name="P2"><text:span text:style-name="T1">K22 Verify AAA chip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9.1cm" svg:x2="10cm" svg:y2="9.9cm">
          <text:p/>
        </draw:line>
        <draw:frame draw:style-name="gr3" draw:text-style-name="P4" draw:layer="layout" svg:width="2.9cm" svg:height="0.8cm" svg:x="10.1cm" svg:y="8.9cm">
          <draw:text-box>
            <text:p text:style-name="P4"><text:span text:style-name="T1">Success</text:span></text:p>
          </draw:text-box>
        </draw:frame>
        <draw:custom-shape draw:style-name="gr21" draw:text-style-name="P2" draw:layer="layout" svg:width="2.6cm" svg:height="0.8cm" svg:x="5cm" svg:y="7.8cm">
          <text:p text:style-name="P1"><text:span text:style-name="T1">Only for Module</text:span></text:p>
          <text:p text:style-name="P1"><text:span text:style-name="T1">With AAA c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5cm" svg:y1="8.5cm" svg:x2="16.4cm" svg:y2="8.5cm">
          <text:p/>
        </draw:line>
        <draw:frame draw:style-name="gr6" draw:text-style-name="P4" draw:layer="layout" svg:width="2cm" svg:height="0.7cm" svg:x="14.4cm" svg:y="8.5cm">
          <draw:text-box>
            <text:p text:style-name="P4"><text:span text:style-name="T1">Failed</text:span></text:p>
          </draw:text-box>
        </draw:frame>
        <draw:custom-shape draw:style-name="gr8" draw:text-style-name="P2" draw:layer="layout" svg:width="2.1cm" svg:height="2.4cm" svg:x="16.3cm" svg:y="7cm">
          <text:p text:style-name="P2"><text:span text:style-name="T1">Print </text:span></text:p>
          <text:p text:style-name="P2"><text:span text:style-name="T1">“</text:span><text:span text:style-name="T1">AAA:E”</text:span></text:p>
          <text:p text:style-name="P2"><text:span text:style-name="T1">At UART0</text:span></text:p>
          <text:p text:style-name="P2"><text:span text:style-name="T1">And Block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2" draw:text-style-name="P5" draw:layer="layout" svg:width="9.3cm" svg:height="20.199cm" svg:x="1.2cm" svg:y="1.35cm">
          <draw:text-box>
            <text:p><text:span text:style-name="T8"/></text:p>
            <text:p><text:span text:style-name="T8"/></text:p>
            <text:p><text:span text:style-name="T8">PIN1 <text:s text:c="3"/>Ground</text:span></text:p>
            <text:p><text:span text:style-name="T7">PIN2 <text:s text:c="3"/>SPI_CS_WIFIHM1</text:span></text:p>
            <text:p><text:span text:style-name="T7">PIN3 <text:s text:c="3"/>CHIP_PWD_L</text:span></text:p>
            <text:p><text:span text:style-name="T9">PIN4 <text:s text:c="3"/>USB_DN_KF</text:span></text:p>
            <text:p><text:span text:style-name="T9">PIN5 <text:s text:c="3"/>USB_DP_KF</text:span></text:p>
            <text:p><text:span text:style-name="T10">PIN6 <text:s text:c="3"/>SPI1_CS0_EXT</text:span></text:p>
            <text:p><text:span text:style-name="T10">PIN7 <text:s text:c="3"/>SPI1_SIN_EXT</text:span></text:p>
            <text:p><text:span text:style-name="T10">PIN8 <text:s text:c="3"/>SPI1_SOUT_EXT</text:span></text:p>
            <text:p><text:span text:style-name="T10">PIN9 <text:s text:c="3"/>SPI1_CLK_EXT</text:span></text:p>
            <text:p><text:span text:style-name="T11">PIN10 <text:s/>JTAG_TCLK_MCU</text:span></text:p>
            <text:p><text:span text:style-name="T10">PIN11 <text:s/>JTAG_TDI_MCU</text:span></text:p>
            <text:p><text:span text:style-name="T10">PIN12 <text:s/>I2C_DATA_Host</text:span></text:p>
            <text:p><text:span text:style-name="T10">PIN13 <text:s/>I2C_CLK_Host</text:span></text:p>
            <text:p><text:span text:style-name="T12">PIN14 <text:s/>USB_DM_MCU</text:span></text:p>
            <text:p><text:span text:style-name="T12">PIN15 <text:s/>USB_DP_MCU</text:span></text:p>
            <text:p><text:span text:style-name="T12">PIN16 <text:s/>ADC0_DP0</text:span></text:p>
            <text:p><text:span text:style-name="T12">PIN17 <text:s/>ADC0_DP3</text:span></text:p>
            <text:p><text:span text:style-name="T12">PIN18 <text:s/>DAC0_OUT</text:span></text:p>
            <text:p><text:span text:style-name="T8">PIN19 <text:s/>Ground</text:span></text:p>
            <text:p><text:span text:style-name="T11">PIN20 UART0_RXD_MCU</text:span></text:p>
            <text:p><text:span text:style-name="T10">PIN21 JTAG_TDO_MCU</text:span></text:p>
            <text:p><text:span text:style-name="T10">PIN22 JTAG_TRSTb_MCU</text:span></text:p>
            <text:p><text:span text:style-name="T10">PIN23 EZP_CS_b</text:span></text:p>
            <text:p><text:span text:style-name="T10">PIN24 I2S0_TXD0</text:span></text:p>
            <text:p><text:span text:style-name="T10">PIN25 I2C1_DATA_MCU</text:span></text:p>
            <text:p><text:span text:style-name="T10">PIN26 I2C1_CLK_MCU</text:span></text:p>
            <text:p><text:span text:style-name="T8">PIN27 VDD_MCU</text:span></text:p>
            <text:p><text:span text:style-name="T11">PIN28 RESET_b</text:span></text:p>
            <text:p><text:span text:style-name="T8">PIN29 Ground</text:span></text:p>
            <text:p><text:span text:style-name="T10">PIN30 UART0_RTS_MCU</text:span></text:p>
            <text:p><text:span text:style-name="T10">PIN31 UART0_CTS_MCU</text:span></text:p>
            <text:p><text:span text:style-name="T11">PIN32 JTAG_TMS_MCU</text:span></text:p>
            <text:p><text:span text:style-name="T10">PIN33 I2S0_TX_BCLK</text:span></text:p>
            <text:p><text:span text:style-name="T11">PIN34 UART0_TXD_MCU</text:span></text:p>
            <text:p><text:span text:style-name="T8">PIN35 VDD33</text:span></text:p>
            <text:p><text:span text:style-name="T9">PIN36 SPIM_CS#</text:span></text:p>
            <text:p><text:span text:style-name="T10">PIN37 MCU_GPIO5</text:span></text:p>
            <text:p><text:span text:style-name="T10">PIN38 UART1_RXD_MCU</text:span></text:p>
            <text:p><text:span text:style-name="T10">PIN39 I2S0_TX_FS</text:span></text:p>
            <text:p><text:span text:style-name="T10">PIN40 UART1_TXD_MCU</text:span></text:p>
            <text:p><text:span text:style-name="T10">PIN41 UART1_CTS_MCU</text:span></text:p>
            <text:p><text:span text:style-name="T10">PIN42 UART1_RTS_MCU</text:span></text:p>
            <text:p><text:span text:style-name="T10">PIN43 I2S0_RXD0</text:span></text:p>
            <text:p><text:span text:style-name="T10">PIN44 I2S0_RX_BCLK</text:span></text:p>
            <text:p><text:span text:style-name="T10">PIN45 I2S0_MCLK</text:span></text:p>
            <text:p><text:span text:style-name="T10">PIN46 I2S0_RX_FS</text:span></text:p>
            <text:p><text:span text:style-name="T8">PIN47 Ground</text:span></text:p>
            <text:p><text:span text:style-name="T8"/></text:p>
            <text:p><text:span text:style-name="T8"/></text:p>
            <text:p><text:span text:style-name="T11"/></text:p>
            <text:p><text:span text:style-name="T8"/></text:p>
            <text:p><text:span text:style-name="T10"/></text:p>
            <text:p><text:span text:style-name="T11"/></text:p>
            <text:p><text:span text:style-name="T10"/></text:p>
            <text:p><text:span text:style-name="T8"/></text:p>
            <text:p><text:span text:style-name="T10"/></text:p>
            <text:p><text:span text:style-name="T10"/></text:p>
            <text:p><text:span text:style-name="T7"/></text:p>
            <text:p><text:span text:style-name="T1"/></text:p>
            <text:p><text:span text:style-name="T2"/></text:p>
          </draw:text-box>
        </draw:frame>
        <draw:custom-shape draw:style-name="gr23" draw:text-style-name="P1" draw:layer="layout" svg:width="0.3cm" svg:height="0.3cm" svg:x="1.4cm" svg:y="1.2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.8cm" svg:height="0.569cm" svg:x="1.9cm" svg:y="1.131cm">
          <draw:text-box>
            <text:p><text:span text:style-name="T7">Power</text:span></text:p>
          </draw:text-box>
        </draw:frame>
        <draw:custom-shape draw:style-name="gr25" draw:text-style-name="P1" draw:layer="layout" svg:width="0.3cm" svg:height="0.3cm" svg:x="3.3cm" svg:y="1.2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8cm" svg:height="0.569cm" svg:x="3.7cm" svg:y="1.131cm">
          <draw:text-box>
            <text:p><text:span text:style-name="T7">Need verified pin x 28</text:span></text:p>
          </draw:text-box>
        </draw:frame>
        <draw:custom-shape draw:style-name="gr26" draw:text-style-name="P1" draw:layer="layout" svg:width="0.3cm" svg:height="0.3cm" svg:x="6.9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8" draw:layer="layout" svg:width="3.8cm" svg:height="0.569cm" svg:x="7.2cm" svg:y="1.131cm">
          <draw:text-box>
            <text:p><text:span text:style-name="T7">QCA4002 Pins</text:span></text:p>
          </draw:text-box>
        </draw:frame>
        <draw:custom-shape draw:style-name="gr27" draw:text-style-name="P1" draw:layer="layout" svg:width="0.3cm" svg:height="0.3cm" svg:x="9.7cm" svg:y="1.2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5.5cm" svg:height="0.569cm" svg:x="10.2cm" svg:y="1.131cm">
          <draw:text-box>
            <text:p><text:span text:style-name="T7">K22 Firmware download and UART0 </text:span></text:p>
          </draw:text-box>
        </draw:frame>
        <draw:custom-shape draw:style-name="gr28" draw:text-style-name="P1" draw:layer="layout" svg:width="0.3cm" svg:height="0.3cm" svg:x="15.5cm" svg:y="1.269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1cm" svg:height="0.569cm" svg:x="15.9cm" svg:y="1.131cm">
          <draw:text-box>
            <text:p><text:span text:style-name="T7">K22 Self verified pin </text:span></text:p>
          </draw:text-box>
        </draw:frame>
        <draw:line draw:style-name="gr29" draw:text-style-name="P3" draw:layer="layout" svg:x1="11.8cm" svg:y1="8cm" svg:x2="16.8cm" svg:y2="8cm">
          <text:p text:style-name="P1"><text:span text:style-name="T2">JLINK</text:span></text:p>
        </draw:line>
        <draw:custom-shape draw:style-name="gr30" draw:text-style-name="P1" draw:layer="layout" svg:width="1.2cm" svg:height="1.2cm" svg:x="10.6cm" svg:y="7.8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3cm" svg:height="1.3cm" svg:x="16.8cm" svg:y="7.8cm">
          <text:p text:style-name="P1">WIFI</text:p>
          <text:p text:style-name="P1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8" draw:layer="layout" svg:width="4.5cm" svg:height="1.35cm" svg:x="12.1cm" svg:y="6.45cm">
          <draw:text-box>
            <text:p><text:span text:style-name="T7">PIN10 JTAG_TCLK_MCU</text:span></text:p>
            <text:p><text:span text:style-name="T7">PIN 28 RESET_b</text:span></text:p>
            <text:p><text:span text:style-name="T7">PIN 32 JTAG_TMS_MCU</text:span></text:p>
          </draw:text-box>
        </draw:frame>
        <draw:frame draw:style-name="gr31" draw:text-style-name="P8" draw:layer="layout" svg:width="4.5cm" svg:height="1.35cm" svg:x="12.1cm" svg:y="8.8cm">
          <draw:text-box>
            <text:p><text:span text:style-name="T7">PIN20 UART0_RXD_MCU</text:span></text:p>
            <text:p><text:span text:style-name="T7">PIN34 UART0_TXD_MCU</text:span></text:p>
          </draw:text-box>
        </draw:frame>
        <draw:line draw:style-name="gr29" draw:text-style-name="P3" draw:layer="layout" svg:x1="11.8cm" svg:y1="8.7cm" svg:x2="16.8cm" svg:y2="8.7cm">
          <text:p text:style-name="P1"><text:span text:style-name="T2">UART</text:span></text:p>
        </draw:line>
        <draw:frame draw:style-name="gr18" draw:text-style-name="P4" draw:layer="layout" svg:width="2.4cm" svg:height="1.433cm" svg:x="16.8cm" svg:y="6.667cm">
          <draw:text-box>
            <text:p><text:span text:style-name="T1">Short PIN 16 17 18</text:span></text:p>
            <text:p><text:span text:style-name="T1"/></text:p>
          </draw:text-box>
        </draw:frame>
        <draw:connector draw:style-name="gr2" draw:text-style-name="P1" draw:layer="layout" draw:type="line" svg:x1="17.95cm" svg:y1="9.1cm" svg:x2="17.931cm" svg:y2="11.052cm" draw:start-shape="id4" draw:start-glue-point="2" svg:d="M17950 9100l-19 1952" svg:viewBox="0 0 20 1953">
          <text:p/>
        </draw:connector>
        <draw:frame draw:style-name="gr14" draw:text-style-name="P8" draw:layer="layout" svg:width="2.8cm" svg:height="0.887cm" svg:x="17.9cm" svg:y="9.6cm">
          <draw:text-box>
            <text:p><text:span text:style-name="T7">PIN14 <text:s/>USB_DM</text:span></text:p>
            <text:p><text:span text:style-name="T7">PIN15 <text:s/>USB_DP</text:span></text:p>
          </draw:text-box>
        </draw:frame>
        <draw:custom-shape draw:style-name="gr1" draw:text-style-name="P7" draw:layer="layout" svg:width="2.5cm" svg:height="0.4cm" svg:x="16.7cm" svg:y="11cm">
          <text:p text:style-name="P1"><text:span text:style-name="T4">USB Standard A Socke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32" draw:text-style-name="P4" draw:layer="layout" svg:width="13.3cm" svg:height="11.283cm" svg:x="3.5cm" svg:y="5.4cm">
          <draw:text-box>
            <text:p><text:span text:style-name="T1">Test procedure for WIFI module pin verify program.</text:span></text:p>
            <text:p><text:span text:style-name="T1">Unzip LITEONPINTest package on PC.</text:span></text:p>
            <text:p><text:span text:style-name="T1"/></text:p>
            <text:p><text:span text:style-name="T1"/></text:p>
            <text:p><text:span text:style-name="T1">1: Connect test fixture/WIFI module/J-Link/PC/USB device together. </text:span></text:p>
            <text:p><text:span text:style-name="T1">2: Open Serial console on PC for WIFI module.</text:span></text:p>
            <text:p><text:span text:style-name="T1">3: Run flash_pinverify.cmd(flash_pinverify_aaa.cmd)</text:span><text:span text:style-name="T1"> which will download test_wifimodule_k22fsh.bin(test_wifimodule_aaa_k22fsh.bin)</text:span><text:span text:style-name="T1"> to WIFI module K22 flash and run it, it will check QCA4002, ('AAA'), USB pins, DA/AD pins, firstly, QCA4002/('AAA')/USB/DA/AD any failed, serial console will prompt this failure and is blocked.</text:span></text:p>
            <text:p><text:span text:style-name="T1">4: If QCA4002/('AAA')/USB/DA/AD are all verified OK, serial console will prompt “shell&gt;”, now you can input pinverify command, for example :</text:span></text:p>
            <text:p><text:span text:style-name="T13"><text:s/></text:span><text:span text:style-name="T14"><text:s text:c="3"/></text:span><text:span text:style-name="T14">shell&gt; pinverify 46 1</text:span></text:p>
            <text:p><text:span text:style-name="T14">Set "I2S0_RX_FS" high</text:span></text:p>
            <text:p><text:span text:style-name="T13"/></text:p>
            <text:p><text:span text:style-name="T15">5: If all needed verified pins passed, run flash_demo.cmd to download throughput_k22fsh.bin to K22 flash.</text:span></text:p>
            <text:p><text:span text:style-name="T15"/></text:p>
            <text:p><text:span text:style-name="T13">Note: <text:s/></text:span></text:p>
            <text:p><text:span text:style-name="T13">1:When download firmware or boot up/reset K22, pin23 EZP_CS_b must not be pulled low. </text:span></text:p>
            <text:p><text:span text:style-name="T13">2:Cmd and bin suffixed with AAA are only for modules with AAA chip. </text:span></text:p>
            <text:p><text:span text:style-name="T15"/></text:p>
            <text:p><text:span text:style-name="T13"/></text:p>
            <text:p><text:span text:style-name="T13"/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7:11:14.362840306</meta:creation-date>
    <meta:generator>LibreOffice/4.2.7.2$Linux_X86_64 LibreOffice_project/420m0$Build-2</meta:generator>
    <dc:date>2014-12-03T12:01:07.725434771</dc:date>
    <meta:editing-duration>PT2H43M29S</meta:editing-duration>
    <meta:editing-cycles>122</meta:editing-cycles>
    <meta:document-statistic meta:object-count="81"/>
  </office:meta>
</office:document-meta>
</file>